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25-01-1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24-02-0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21-12-15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21-03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9-02-0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8-01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7-01-05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6-01-1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5-02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3-12-1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3-01-30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2-01-0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1-01-0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10-01-21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9-01-1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8-01-2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7-02-27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6-01-0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5-01-1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4-02-1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3-01-2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2-01-08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1-02-1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2000-02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7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7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53094593701</text:p>
          </table:table-cell>
          <table:table-cell office:value-type="string" calcext:value-type="string">
            <text:p>195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